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</style:style>
  </office:automatic-styles>
  <office:body>
    <office:text>
      <text:p text:style-name="Title">SQL Server</text:p>
      <text:p text:style-name="Subtitle">Readme.rmd</text:p>
      <text:p text:style-name="Author">Sergio Pedro R Oliveira</text:p>
      <text:p text:style-name="Date">2022-05-18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SQL Server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odulo-24---instalação-e-delimitador-go"/>3 Modulo 24 - Instalação e delimitador <text:span text:style-name="T1">GO</text:span><text:bookmark-end text:name="modulo-24---instalação-e-delimitador-go"/></text:h>
      <text:h text:style-name="Heading_20_2" text:outline-level="2"><text:bookmark-start text:name="instalação"/>3.1 Instalação<text:bookmark-end text:name="instalação"/></text:h>
      <text:h text:style-name="Heading_20_3" text:outline-level="3"><text:bookmark-start text:name="instalar-sql-server"/>3.1.1 Instalar SQL-server<text:line-break/><text:bookmark-end text:name="instalar-sql-server"/></text:h>
      <text:list text:style-name="L1">
        <text:list-item>
          <text:p text:style-name="P1">Versão:<text:line-break/>Versão usada é a express 2019, por ser a versão mais completa gratuita.<text:line-break/></text:p>
        </text:list-item>
        <text:list-item>
          <text:p text:style-name="P1">Ubuntu<text:line-break/><text:a xlink:type="simple" xlink:href="https://docs.microsoft.com/pt-br/sql/linux/quickstart-install-connect-ubuntu?view=sql-server-ver15" office:name=""><text:span text:style-name="Definition">https://docs.microsoft.com/pt-br/sql/linux/quickstart-install-connect-ubuntu?view=sql-server-ver15</text:span></text:a><text:line-break/>Basta seguir o passo a passo do site, ou pesquisar por pesquisar por “SQL Server Ubuntu” no youtube e seguir alguns tutoriais.<text:line-break/></text:p>
        </text:list-item>
        <text:list-item>
          <text:p text:style-name="P1">Windows<text:line-break/></text:p>
        </text:list-item>
      </text:list>
      <text:h text:style-name="Heading_20_3" text:outline-level="3"><text:bookmark-start text:name="instalar-azure-data-studio"/>3.1.2 Instalar Azure Data Studio<text:line-break/><text:bookmark-end text:name="instalar-azure-data-studio"/></text:h>
      <text:list text:style-name="L2">
        <text:list-item>
          <text:p text:style-name="P2">Gerenciador de banco de dados usado para SQL-server, que estou usando no Ubuntu.<text:line-break/></text:p>
        </text:list-item>
        <text:list-item>
          <text:p text:style-name="P2">Onde baixar:<text:line-break/><text:a xlink:type="simple" xlink:href="https://docs.microsoft.com/pt-br/sql/azure-data-studio/download-azure-data-studio?view=sql-server-ver15" office:name=""><text:span text:style-name="Definition">https://docs.microsoft.com/pt-br/sql/azure-data-studio/download-azure-data-studio?view=sql-server-ver15</text:span></text:a><text:line-break/></text:p>
        </text:list-item>
      </text:list>
      <text:p text:style-name="Pagebreak"/>
      <text:h text:style-name="Heading_20_2" text:outline-level="2"><text:bookmark-start text:name="acessando-sql-server-pelo-terminal"/>3.2 Acessando <text:span text:style-name="T1">SQL Server</text:span> pelo terminal<text:bookmark-end text:name="acessando-sql-server-pelo-terminal"/></text:h>
      <text:list text:style-name="L3">
        <text:list-item>
          <text:p text:style-name="P3">Execute o sqlcmd com parâmetros para o nome do SQL Server (-S), o nome de usuário (-U) e a senha (-P). Neste tutorial, você está se conectando localmente, portanto, o nome do servidor é localhost. O nome de usuário é SA (system administrator, equivalente ao root do MySQL) e a senha é a mesma fornecida para a conta SA durante a instalação.<text:line-break/></text:p>
        </text:list-item>
      </text:list>
      <text:p text:style-name="First_20_paragraph">sqlcmd -S localhost -U SA -P ‘<text:span text:style-name="T2">YourPassword</text:span>’<text:line-break/></text:p>
      <text:list text:style-name="L4">
        <text:list-item>
          <text:p text:style-name="P4">É possível omitir a senha na linha de comando para receber uma solicitação para inseri-la.<text:line-break/></text:p>
        </text:list-item>
      </text:list>
      <text:p text:style-name="First_20_paragraph">sqlcmd -S localhost -U SA<text:line-break/></text:p>
      <text:h text:style-name="Heading_20_2" text:outline-level="2"><text:bookmark-start text:name="bancos-do-sistema"/>3.3 Bancos do sistema<text:bookmark-end text:name="bancos-do-sistema"/></text:h>
      <text:list text:style-name="L5">
        <text:list-item>
          <text:p text:style-name="P5">São os bancos de dados do sistema que armazenam os dicionarios de dados.<text:line-break/></text:p>
        </text:list-item>
        <text:list-item>
          <text:p text:style-name="P5">Bancos de dados do sistema:<text:line-break/></text:p>
          <text:list text:style-name="L6">
            <text:list-item>
              <text:p text:style-name="P6"><text:span text:style-name="T1">master</text:span><text:line-break/></text:p>
              <text:list text:style-name="L7">
                <text:list-item>
                  <text:p text:style-name="P7">É o banco de dados principal do sistema.<text:line-break/></text:p>
                </text:list-item>
                <text:list-item>
                  <text:p text:style-name="P7">Todas as informações dos outros bancos de dados criados ficam armazenados nele.<text:line-break/></text:p>
                </text:list-item>
              </text:list>
            </text:list-item>
            <text:list-item>
              <text:p text:style-name="P6"><text:span text:style-name="T1">model</text:span><text:line-break/></text:p>
              <text:list text:style-name="L8">
                <text:list-item>
                  <text:p text:style-name="P8">São modelos de tabelas e bancos de dados, que ficam armazenados nesse banco de dados.<text:line-break/></text:p>
                </text:list-item>
                <text:list-item>
                  <text:p text:style-name="P8">Pode servir de modelo automatico na criação de uma nova tabela ou banco de dados.<text:line-break/></text:p>
                </text:list-item>
              </text:list>
            </text:list-item>
            <text:list-item>
              <text:p text:style-name="P6"><text:span text:style-name="T1">msdb</text:span><text:line-break/></text:p>
              <text:list text:style-name="L9">
                <text:list-item>
                  <text:p text:style-name="P9">Armazenamento de rotinas.<text:line-break/></text:p>
                </text:list-item>
                <text:list-item>
                  <text:p text:style-name="P9">Integrations Services, área de BI (ferramenta de <text:span text:style-name="T1">ETL</text:span>).<text:line-break/></text:p>
                </text:list-item>
              </text:list>
            </text:list-item>
            <text:list-item>
              <text:p text:style-name="P6"><text:span text:style-name="T1">tempdb</text:span><text:line-break/></text:p>
              <text:list text:style-name="L10">
                <text:list-item>
                  <text:p text:style-name="P10">Bancos de dados temporarios, ele é apagado todo vez que fecha e abre o sistema do banco de dados.<text:line-break/></text:p>
                </text:list-item>
                <text:list-item>
                  <text:p text:style-name="P10">Muito utilizado para agilizar o teste de aplicações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detalhes-básicos-da-sintaxe-do-sql-server"/>3.4 Detalhes básicos da sintaxe do <text:span text:style-name="T1">SQL SERVER</text:span><text:bookmark-end text:name="detalhes-básicos-da-sintaxe-do-sql-server"/></text:h>
      <text:h text:style-name="Heading_20_3" text:outline-level="3"><text:bookmark-start text:name="inserindo-comentarios"/>3.4.1 Inserindo comentarios<text:bookmark-end text:name="inserindo-comentarios"/></text:h>
      <text:list text:style-name="L11">
        <text:list-item>
          <text:p text:style-name="P11">Um comentário é uma seqüência arbitrária de caracteres começando por dois hífens (“--”) e prosseguindo até o fim da linha.<text:line-break/></text:p>
        </text:list-item>
        <text:list-item>
          <text:p text:style-name="P11">Como alternativa, podem ser utilizados blocos de comentários no estilo C (/*<text:span text:style-name="T2">bloco de comentarios</text:span>*/). Utilizado para comentar mais de uma linha.<text:line-break/></text:p>
        </text:list-item>
      </text:list>
      <text:h text:style-name="Heading_20_3" text:outline-level="3"><text:bookmark-start text:name="extensão-de-arquivo-script-sql"/>3.4.2 Extensão de arquivo script SQL<text:bookmark-end text:name="extensão-de-arquivo-script-sql"/></text:h>
      <text:list text:style-name="L12">
        <text:list-item>
          <text:p text:style-name="P12">O arquivo com o script SQL é salvo em “.sql”.<text:line-break/></text:p>
        </text:list-item>
        <text:list-item>
          <text:p text:style-name="P12">As duas formas recomendadas de escrever os script’s são:</text:p>
          <text:list text:style-name="L13">
            <text:list-item>
              <text:p text:style-name="P13"><text:span text:style-name="T1">Azure</text:span><text:line-break/>É um gerenciador de banco de dados e oferece ferramentas para o melhor entendimento e programação de um script “.sql”.<text:line-break/></text:p>
            </text:list-item>
            <text:list-item>
              <text:p text:style-name="P13">Num arquivo de texto<text:line-break/>Preferencialmente o programa “<text:span text:style-name="T1">Sublime Text</text:span>”, pois oferece a opção de escrever e salvar arquivos “.sql” com todas as ferramentas que envolve o processo.<text:line-break/></text:p>
            </text:list-item>
          </text:list>
        </text:list-item>
      </text:list>
      <text:h text:style-name="Heading_20_3" text:outline-level="3"><text:bookmark-start text:name="uso-do-delimitador-go"/>3.4.3 Uso do delimitador <text:span text:style-name="T1">GO</text:span><text:bookmark-end text:name="uso-do-delimitador-go"/></text:h>
      <text:list text:style-name="L14">
        <text:list-item>
          <text:p text:style-name="P14">O <text:span text:style-name="T1">AZURE</text:span> e o <text:span text:style-name="T1">SQL Server</text:span> funcionam da seguinte forma com seus script’s:<text:line-break/></text:p>
          <text:list text:style-name="L15">
            <text:list-item>
              <text:p text:style-name="P15">Não precisa do delimitador para compilar o código, <text:span text:style-name="T2">processamento assincrono</text:span>.<text:line-break/></text:p>
            </text:list-item>
            <text:list-item>
              <text:p text:style-name="P15">Quando é pedido para compilar todo o script (sem seleções do código e sem uso de delimitador), o <text:span text:style-name="T1">SQL Server</text:span> executa o que for mais rapido primeiro, fora de ordem, por conta do <text:span text:style-name="T2">processamento assincrono</text:span>.<text:line-break/></text:p>
            </text:list-item>
            <text:list-item>
              <text:p text:style-name="P15">Ao selecionar uma parte do código ele compila apenas aquela parte do código.<text:line-break/></text:p>
            </text:list-item>
            <text:list-item>
              <text:p text:style-name="P15">Usando o delimitador <text:span text:style-name="T1">GO</text:span> executar o código por partes.<text:line-break/></text:p>
            </text:list-item>
          </text:list>
        </text:list-item>
        <text:list-item>
          <text:p text:style-name="P14">Demilitador <text:span text:style-name="T1">GO</text:span><text:line-break/></text:p>
          <text:list text:style-name="L16">
            <text:list-item>
              <text:p text:style-name="P16">O uso do GO ao final de cada instrução serve como delimitador.<text:line-break/></text:p>
            </text:list-item>
            <text:list-item>
              <text:p text:style-name="P16">O <text:span text:style-name="T1">GO</text:span> quebra o codigo em pequenos pacotes que são enviados para o servidor executar.<text:line-break/></text:p>
            </text:list-item>
            <text:list-item>
              <text:p text:style-name="P16">Colocando o <text:span text:style-name="T1">GO</text:span> no código ao final de cada instrução, o servidor não faz o <text:span text:style-name="T2">processamento assincrono</text:span>, assim quebrando o grande pacote que é o script inteiro, em pequenos pacotes para serem executados na ordem de envio. </text:p>
            </text:list-item>
          </text:list>
        </text:list-item>
        <text:list-item>
          <text:p text:style-name="P14">Modo de usar:<text:line-break/></text:p>
          <text:list text:style-name="L17">
            <text:list-item>
              <text:p text:style-name="P17">Colocar o <text:span text:style-name="T1">GO</text:span> ao final de cada instrução.<text:line-break/></text:p>
            </text:list-item>
            <text:list-item>
              <text:p text:style-name="P17">Inserir o <text:span text:style-name="T1">GO</text:span> na linha de baixo a instrução.<text:line-break/></text:p>
            </text:list-item>
            <text:list-item>
              <text:p text:style-name="P17">Sintaxe:<text:line-break/><text:span text:style-name="T1">CREATE</text:span> <text:span text:style-name="T1">DATABASE</text:span> <text:span text:style-name="T2">nome_database</text:span><text:line-break/><text:span text:style-name="T1">GO</text:span><text:line-break/><text:span text:style-name="T1">USE</text:span> <text:span text:style-name="T2">nome_database</text:span><text:line-break/><text:span text:style-name="T1">GO</text:span><text:line-break/><text:span text:style-name="T1">CREATE</text:span> <text:span text:style-name="T1">TABLE</text:span> <text:span text:style-name="T2">nome_tabela</text:span>(<text:line-break/><text:span text:style-name="T2">campo</text:span> <text:span text:style-name="T2">tipo</text:span><text:line-break/>)<text:line-break/><text:span text:style-name="T1">GO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modulo-25---arquitetura-do-sql-server"/>4 Modulo 25 - Arquitetura do <text:span text:style-name="T1">SQL Server</text:span><text:bookmark-end text:name="modulo-25---arquitetura-do-sql-server"/></text:h>
      <text:h text:style-name="Heading_20_2" text:outline-level="2"><text:bookmark-start text:name="arquitetura-do-sql-server-na-maquina"/>4.1 Arquitetura do <text:span text:style-name="T1">SQL Server</text:span> na maquina<text:bookmark-end text:name="arquitetura-do-sql-server-na-maquina"/></text:h>
      <text:list text:style-name="L18">
        <text:list-item>
          <text:p text:style-name="P18">No Ubuntu os dados de arquitetura ficam gravados no caminho:<text:line-break/>‘/var/opt/mssql/data’<text:line-break/></text:p>
        </text:list-item>
        <text:list-item>
          <text:p text:style-name="P18">No Windows os dados de arquitetura ficam gravados no caminho:<text:line-break/>‘…/MSSQL/DATA’<text:line-break/></text:p>
        </text:list-item>
      </text:list>
      <text:h text:style-name="Heading_20_2" text:outline-level="2"><text:bookmark-start text:name="tipos-de-dados"/>4.2 Tipos de dados<text:bookmark-end text:name="tipos-de-dados"/></text:h>
      <text:list text:style-name="L19">
        <text:list-item>
          <text:p text:style-name="P19"><text:span text:style-name="T1">MDF</text:span> (<text:span text:style-name="T2">master data file</text:span>)<text:line-break/></text:p>
          <text:list text:style-name="L20">
            <text:list-item>
              <text:p text:style-name="P20">Armazena dados do sistema (dicionario de dados).<text:line-break/></text:p>
            </text:list-item>
            <text:list-item>
              <text:p text:style-name="P20">Criação automatica pelo sistema.<text:line-break/></text:p>
            </text:list-item>
            <text:list-item>
              <text:p text:style-name="P20">Recomenda-se que use o MDF apenas para dados do sistema (mudança manual).<text:line-break/></text:p>
            </text:list-item>
          </text:list>
        </text:list-item>
        <text:list-item>
          <text:p text:style-name="P19"><text:span text:style-name="T1">LDF</text:span> (<text:span text:style-name="T2">log data file</text:span>)<text:line-break/></text:p>
          <text:list text:style-name="L21">
            <text:list-item>
              <text:p text:style-name="P21">Armazena log’s, transações, conjuntos de instruções.<text:line-break/></text:p>
            </text:list-item>
            <text:list-item>
              <text:p text:style-name="P21">Criação automatica pelo sistema.<text:line-break/></text:p>
            </text:list-item>
            <text:list-item>
              <text:p text:style-name="P21">É apagado quando explicitado (<text:span text:style-name="T1">BEGIN</text:span>) a transação, ao finalizada com <text:span text:style-name="T1">COMMIT</text:span> (confirmando a transação) ou <text:span text:style-name="T1">ROLLBACK</text:span> (desfazendo a transação).<text:line-break/></text:p>
            </text:list-item>
          </text:list>
        </text:list-item>
        <text:list-item>
          <text:p text:style-name="P19"><text:span text:style-name="T1">NDF</text:span> (<text:span text:style-name="T2">not master data file</text:span>)<text:line-break/></text:p>
          <text:list text:style-name="L22">
            <text:list-item>
              <text:p text:style-name="P22">Não é criado automaticamente pelo sistema (criação manual), diferente dos outros.<text:line-break/></text:p>
            </text:list-item>
            <text:list-item>
              <text:p text:style-name="P22">Utilizado para armazenar dados.<text:line-break/></text:p>
            </text:list-item>
            <text:list-item>
              <text:p text:style-name="P22">Podendo armazenar dados atraves de grupos dados (<text:span text:style-name="T2">GP</text:span>), para melhor organizar os dados, assim fazendo a separação dos dados por assunto.<text:line-break/></text:p>
            </text:list-item>
          </text:list>
        </text:list-item>
      </text:list>
      <text:p text:style-name="Pagebreak"/>
      <text:h text:style-name="Heading_20_2" text:outline-level="2"><text:bookmark-start text:name="transaction---transação"/>4.3 <text:span text:style-name="T1">TRANSACTION</text:span> - Transação<text:bookmark-end text:name="transaction---transação"/></text:h>
      <text:list text:style-name="L23">
        <text:list-item>
          <text:p text:style-name="P23">É uma instrução que só executa as instruções dentro dela, no caso (<text:span text:style-name="T1">INSERT</text:span>, <text:span text:style-name="T1">UPDATE</text:span>, <text:span text:style-name="T1">DELETE</text:span>, …), apenas se todas as instruções sejam concluidas com sucesso.<text:line-break/></text:p>
        </text:list-item>
        <text:list-item>
          <text:p text:style-name="P23">Caso alguma instrução dentro dela dê ERRO, tudo é desfeito.<text:line-break/></text:p>
        </text:list-item>
        <text:list-item>
          <text:p text:style-name="P23">Muito util para fazer operações de transação financeira entre contas.<text:line-break/></text:p>
          <text:list text:style-name="L24">
            <text:list-item>
              <text:p text:style-name="P24">Exemplo de transação financeira, transferencia de dinheiro entre contas:<text:line-break/></text:p>
              <text:list text:style-name="L25">
                <text:list-item>
                  <text:p text:style-name="P25">Subtrair dinheiro de uma conta.<text:line-break/></text:p>
                </text:list-item>
                <text:list-item>
                  <text:p text:style-name="P25">Somar dinheiro em outra conta.<text:line-break/></text:p>
                </text:list-item>
              </text:list>
            </text:list-item>
          </text:list>
        </text:list-item>
        <text:list-item>
          <text:p text:style-name="P23"><text:span text:style-name="T1">COMMIT</text:span> ou <text:span text:style-name="T1">ROLLBACK</text:span>: Comandos que finalizam a transação onde o ‘<text:span text:style-name="T1">COMMIT</text:span>’ confirma o conjunto de comandos e o ‘<text:span text:style-name="T1">ROLLBACK</text:span>’ desfaz todo o processo executado pelo corpo de comandos caso tenha ocorrindo algum evento contrario ao desejado.</text:p>
        </text:list-item>
        <text:list-item>
          <text:p text:style-name="P23">Sintaxe:<text:line-break/><text:span text:style-name="T1">BEGIN</text:span> <text:span text:style-name="T1">TRANSACTION</text:span> (ou <text:span text:style-name="T1">BEGIN</text:span>)<text:line-break/>UPDATE tabela SET coluna1_a_modificar = expressão1<text:line-break/>WHERE tabela IN (lista_dos_registros_a_modificar)<text:line-break/>UPDATE tabela SET coluna2_a_modificar = expressão2<text:line-break/>WHERE tabela IN (lista_dos_registros_a_modificar)<text:line-break/><text:span text:style-name="T1">COMMIT</text:span> (ou <text:span text:style-name="T1">ROLLBACK</text:span>)<text:line-break/></text:p>
        </text:list-item>
        <text:list-item>
          <text:p text:style-name="P23">Observação: Pode usar <text:span text:style-name="T1">BEGIN</text:span> <text:span text:style-name="T1">TRANSACTION</text:span> ou apenas <text:span text:style-name="T1">BEGIN</text:span>.<text:line-break/></text:p>
        </text:list-item>
      </text:list>
      <text:h text:style-name="Heading_20_2" text:outline-level="2"><text:bookmark-start text:name="função-erro"/>4.4 Função <text:span text:style-name="T1">ERRO</text:span><text:bookmark-end text:name="função-erro"/></text:h>
      <text:list text:style-name="L26">
        <text:list-item>
          <text:p text:style-name="P26">No <text:span text:style-name="T1">SQL Server</text:span> temos uma função de sistema que faz a endentificação de um erro dentro de uma transação chamada de ‘<text:span text:style-name="T1">@@ERROR</text:span>’ função essa que por padrão recebe o valor 0 (zero) caso não ocorra nem um erro , no caso de algum erro ela assume o valor 1 (um).<text:line-break/></text:p>
        </text:list-item>
        <text:list-item>
          <text:p text:style-name="P26">Uso da função ‘<text:span text:style-name="T1">@@ERROR</text:span>’ dentro de um <text:span text:style-name="T1">IF</text:span>, para determinar uma <text:span text:style-name="T2">transação</text:span> (<text:span text:style-name="T1">TRANSACTION</text:span>) pode se mostrar uma boa solução.<text:line-break/></text:p>
        </text:list-item>
        <text:list-item>
          <text:p text:style-name="P26">Sintaxe:<text:line-break/><text:span text:style-name="T1">BEGIN</text:span> <text:span text:style-name="T1">TRANSACTION</text:span><text:line-break/><text:span text:style-name="T1">UPDATE</text:span> <text:span text:style-name="T1">FROM</text:span> <text:span text:style-name="T2">tabela</text:span><text:line-break/><text:span text:style-name="T1">SET</text:span> <text:span text:style-name="T2">campo_1</text:span> = 10.000<text:line-break/><text:span text:style-name="T1">WHERE</text:span> <text:span text:style-name="T2">campo_1</text:span> &lt; 50<text:line-break/><text:span text:style-name="T1">IF</text:span> <text:span text:style-name="T1">@@ERROR</text:span> = 0<text:line-break/><text:span text:style-name="T1">COMMIT</text:span><text:line-break/><text:span text:style-name="T1">ELSE</text:span><text:line-break/><text:span text:style-name="T1">ROLLBACK</text:span><text:line-break/><text:span text:style-name="T1">END</text:span><text:line-break/></text:p>
        </text:list-item>
      </text:list>
      <text:p text:style-name="Pagebreak"/>
      <text:h text:style-name="Heading_20_1" text:outline-level="1"><text:bookmark-start text:name="andamento-dos-estudos"/>5 Andamento dos Estudos<text:bookmark-end text:name="andamento-dos-estudos"/></text:h>
      <text:h text:style-name="Heading_20_2" text:outline-level="2"><text:bookmark-start text:name="assunto-em-andamento"/>5.1 Assunto em andamento<text:bookmark-end text:name="assunto-em-andamento"/></text:h>
      <text:p text:style-name="First_20_paragraph">Atualmente estou estudando Módulo 25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SQL Server</dc:title>
    <dc:description/>
    <dc:subject/>
    <meta:keyword/>
    <meta:initial-creator>Sergio Pedro R Oliveira</meta:initial-creator>
    <dc:creator>Sergio Pedro R Oliveira</dc:creator>
    <meta:creation-date>2022-05-18T16:27:16Z</meta:creation-date>
    <dc:date>2022-05-18T16:27:16Z</dc:date>
    <meta:user-defined meta:name="date" meta:value-type="string">2022-05-18</meta:user-defined>
    <meta:user-defined meta:name="output" meta:value-type="string"/>
    <meta:user-defined meta:name="subtitle" meta:value-type="string">Readme.rmd</meta:user-defined>
  </office:meta>
</office:document-meta>
</file>